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font-weight="normal" style:font-weight-asian="normal" style:font-weight-complex="normal"/>
    </style:style>
    <style:style style:name="P5" style:family="paragraph" style:parent-style-name="Standard">
      <style:paragraph-properties fo:line-height="150%" fo:text-align="justify" style:justify-single-word="false">
        <style:tab-stops>
          <style:tab-stop style:position="0.582cm"/>
        </style:tab-stops>
      </style:paragraph-properties>
      <style:text-properties fo:color="#c90016"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TEXCP:</text:p>
      <text:p text:style-name="P3">TEXCP is a a dynamic and distributed TE protocol that targets the optimization of network utilization. TEXCP basic concept is that using path diversity we could balance the load among available paths in a way that optimizes network utilization performance. TEXCP is not itself a routing protocol but it sets <text:s/>on the top of existing MPLS systems and control how the flows are distributed over the network.</text:p>
      <text:p text:style-name="P3">TEXCP is an online mechanism, meaning that it reacts to the changes on the traffic demands and potential network failures. It is distributed and doesn't necessitate an oracle that have a global view of the network, boosting though its capability to scale in large networks. But, most importantly TEXCP has proved a strong stability that lacked most of the dynamic TE solutions until now. </text:p>
      <text:p text:style-name="P3">It targets performance optimization within a single domain, though it is considered as an Inter-Domain TE method. To have a more concrete idea, let's consider a simple architecture of an ISP network (figure ??) :</text:p>
      <text:p text:style-name="P3">From a domain perspective, a flow enter the domain in an Ingress point (For instance I1 in figure ??) and leaves it in an egress point (E1 for instance). For this Ingress/Egress IE pair, two paths are available. In MPLS, as we've seen in the previous section, every arriving packet in a domain is seen a label attributed. TEXCP use this mechanism to implement its load balancing mechanism: this load balancer called an agent will be associated to each IE pair and try to balance the traffic among the previously pair selected paths (TEXCP designers suggest to select a set of shortest paths connecting the pair) . <text:s/>The agent is also responsible of continuously probe the state of the network, and feed the balancer by control inputs. Also, TEXCP provides a feedback mechanism that prevent oscillation and capacity management.</text:p>
      <text:p text:style-name="P3"/>
      <text:p text:style-name="P2">Probing Network State</text:p>
      <text:p text:style-name="P2"/>
      <text:p text:style-name="P4">TEXCP load balancer needs to keep a track of the utilization state for the paths that he manages. This implies that every agent, associated to an IE pair, <text:s/>has to send a probe on all the paths of this pair. This probe will be treated (see figure ??)by every router on the path until reaching the egress point, that will send back an acknowledgement message directly to the ingress with the final state of </text:p>
      <text:p text:style-name="P4">the probe.</text:p>
      <text:p text:style-name="P4">The format of the probe is shown in figure ??</text:p>
      <text:p text:style-name="P4">The separation period $T_p$ between two probe should be larger than the maximum round trip time RTT. However, the smaller is this value the faster the algorithm will converge. And hence it should be chosen slightly larger than RTT, A typical value for an average network is 100ms. During network congestion periods, it is possible that the probe get lost. <text:s/>Hence, if the timer for next probe <text:soft-page-break/>fired before the acknowledgement of the current probe didn't arrive, the agent will consider the probe as lost and estimate that path is witnessing a congestion and though the utilization will be increased exponentially.</text:p>
      <text:p text:style-name="P4"/>
      <text:p text:style-name="P2">The Load balancer</text:p>
      <text:p text:style-name="P4">As previously mentioned, TEXCP objective is minimizing the utilization in the network. Let's try to put this problem in a more formal way. Let s an IE pair, and $P_s$ the set of selected paths for pair s. If $x_{sp}$ denotes the fraction of IE pair s traffic that goes through path p, the load balancer problem is to find the $(x_sp)£ configuration that will minimize the maximum utilization over all the network links </text:p>
      <text:p text:style-name="P4">min max ul</text:p>
      <text:p text:style-name="P4">subject to the following conditions:</text:p>
      <text:p text:style-name="P4"/>
      <text:p text:style-name="P4">This could be achieved if every agent tried to equalize the loss that it sees over all the controlled paths. According to the path utilization and the current rate distribution, the agent will send more traffic on underutilized paths and less traffic on over-utilized ones. </text:p>
      <text:p text:style-name="P4">The equation describing this behaviour are bellow</text:p>
      <text:p text:style-name="P4"/>
      <text:p text:style-name="P3">The traffic fraction distribution is updated every $T_d$ seconds. This interval needs to be set to 5 times the probe interval.</text:p>
      <text:p text:style-name="P3"/>
      <text:p text:style-name="P2">Feedback</text:p>
      <text:p text:style-name="P4"/>
      <text:p text:style-name="P4">Due to the distributed nature of TEXCP, instability and oscillation may occurs. Let's consider the basic architecture in figure ??. <text:s/>Link AB, is shared between pair I1E1 and pair I2E2 and hence in the case of the link being underutilized, agents associated with both pair will react by sending more traffic over this link and potentially causing the link to be over-utilized. Hence, it is necessary to have a feedback mechanism that will allow the core nodes to not only till <text:s/>the utilization of the links but also control and synchronize the answer of the multiple TEXCP agents that use the link. This mechanism is similar to what is used for congestion control when multiple sources sharing the same bottleneck attempts to adjust their rate and end up causing the bottleneck utilization to oscillate. The solution for both problems is to explicitly inform the sources of how much they should increase or decrease their rate. To provide the sources with such information, every core router needs first to compute the aggregate feedback, updated ever $T_p$ since it should be included in every probe. The aggregate feedback is an upper bound of how much the the global traffic on the link should <text:soft-page-break/>increase/decrease. Hence, the aggregate feedback is positively proportional to the spare bandwidth S (S = capacity -load) over the link and the negatively to the current buffer size Q.</text:p>
      <text:p text:style-name="P4">\begin {equation}</text:p>
      <text:p text:style-name="P4">\phi = \alpha . T_p . S - \beta . Q</text:p>
      <text:p text:style-name="P4">\end {equation}</text:p>
      <text:p text:style-name="P4">The next step is to divide this aggregate feedback over the available sources, TEXCP adopt a Max-Min allocation policy to divide this aggregate feedback, and hence installing a fairness that will prevent congested IE pairs from starving the others. Additive Increase Multiplicative Decrease (AIMD) standard is used to achieve this fairness and hence: </text:p>
      <text:p text:style-name="P4">\begin {equation}</text:p>
      <text:p text:style-name="P4">\phi &gt; 0 small delta^+ = \phi/N, small delta^- = 0 </text:p>
      <text:p text:style-name="P4">phi &lt; 0 small delta^+ =0 , small delta^-= \phi/smalphi_l</text:p>
      <text:p text:style-name="P4">\end {equation}</text:p>
      <text:p text:style-name="P4">Where N is the number of active IE pairs that the router is seeing, and \smallphi_l is the aggregate load on link l.</text:p>
      <text:p text:style-name="P4">Before continuing on how this information is sent back to the IE agents, we would like to turn the reader attention to the scenario where multiple solutions of the optimization problem exist: consider a simple example where the two IE pairs in figure ?? have the same traffic, and and that the two links have the same capacity. One solution is that each router send one half of its traffic over each link, while the second solution is that the the first pair send all its traffic in link 1 while the other pair use the other link. In both solution the network utilization is the same and optimal, however the second solution has the merit of <text:s/>a reduce delay. So it we be good in case where multiple solution exist, shortest path are prioritized. This condition could be implement through the use of a weighted fairness allocation of the aggregate feedback and the previous equation will become: </text:p>
      <text:p text:style-name="P4">\begin {equation}</text:p>
      <text:p text:style-name="P4">\phi &gt; 0 small delta^+ = \fraction{v_{sp}\time \phi}{sum_{p' \in P_l} v_{sp'}}, \ small delta^- = 0 </text:p>
      <text:p text:style-name="P4">phi &lt; 0 small delta^+ =0 , small delta^-= \phi/smalphi_l</text:p>
      <text:p text:style-name="P4">\end {equation}</text:p>
      <text:p text:style-name="P3">Where, <text:s/>v_{sp} is the weight allocated to path p, which should be unversed proportional to p length.</text:p>
      <text:p text:style-name="P3">When the ingress router send the probe, each router in the path update the probe in the following way:</text:p>
      <text:p text:style-name="P3">PATH UTILIZATION = <text:s/>max (PATH UTILIZATION, ul ) </text:p>
      <text:p text:style-name="P3">POSITIVE FEEDBACK = <text:s/>min (POSITIVE FEEDBACK, δ+ ) </text:p>
      <text:p text:style-name="P3">NEGATIVE FEEDBACK = <text:s/>max (NEGATIVE FEEDBACK, δ− ) </text:p>
      <text:p text:style-name="P3">Once the probe reaches the egress router, the router send back directly the final values. The first <text:soft-page-break/>field in the probe is the utilization of the most congested path and in a similar way, the value for the feedback. The agent will update his sending rate g_sp according to AIMD :</text:p>
      <text:p text:style-name="P3">g_sp = g_sp + δ+ - g_sp \time δ-.</text:p>
      <text:p text:style-name="P3"/>
      <text:p text:style-name="P2">Splitting the traffic</text:p>
      <text:p text:style-name="P2"/>
      <text:p text:style-name="P4">Flare</text:p>
      <text:p text:style-name="P4">What the agent needs to do is to update (x_{sp}) the splitting ratio of the incoming traffic over the available paths. Traditionally, traffic splitting was tackled from <text:s/>two approaches. The first one is packet-based. However, this solution is very harmful to transport protocol that are sensitive to packet reordering like TCP. <text:s/>The second solution to split in flow basis, i.e. all packet of the same flows are sent over the same path. By assuring that a flow's packets goes over the same path, packet reordering won't take place and hence TCP could achieve a better performance. However, the flows have different sizes and characteristics hence this approach of traffic splitting deviates usually from the desired splitting ratio. An intermediate solution is described in \cite {flowlet}, that take advantage from TCP burtsiness to do the splitting. A TCP flow life cycle is divided into a set of packets bursts called flowlet separated by idle periods. The flow-lets could be characterized by the minimum time that separate two successive flowlets. <text:s/>If we rightly choose this value larger then the value of delay difference , we could send the packets of the different flowlets in different paths without risking reordering problems: Let's consider a simple scenario where the last packet of a flowlet leaves the paths divvergence points at time $t_0$. If we know that the when the </text:p>
      <text:p text:style-name="P4">FLARE suggest also a splitting mechanism that uses a Token-counting algorithm, </text:p>
      <text:p text:style-name="P4">The final algorithm could be sum up in the following 3 steps:</text:p>
      <text:p text:style-name="P4"><text:tab/>1-when a packet arrive the counters of all the flows are updated as follows:</text:p>
      <text:p text:style-name="P4">\begin{equation}</text:p>
      <text:p text:style-name="P4">c_{sp} = c{sp} + x_{sp} \time PacketSize.</text:p>
      <text:p text:style-name="P4">\end{equation}</text:p>
      <text:p text:style-name="P4"><text:tab/>2- if the packet flow is not TCP or the last time the flow has been seen is older then the time out value, the packet is sent on a the path with the highest token counter value. The packet is sent over the same path as the last packet of the flowlet.</text:p>
      <text:p text:style-name="P4"><text:tab/>3-The last seen time is upadated as wel as the counter of the selectedpath according to :</text:p>
      <text:p text:style-name="P4">\begin{equation}</text:p>
      <text:p text:style-name="P4">c_{sp} = c{sp} - PacketSize.</text:p>
      <text:p text:style-name="P4">\end{equation}</text:p>
      <text:p text:style-name="P5"/>
      <text:p text:style-name="P3"><text:soft-page-break/></text:p>
      <text:p text:style-name="P3"/>
      <text:p text:style-name="P4">the IE pair that he is associated to. </text:p>
      <text:p text:style-name="P4">TEXCP load balancer needs to keep a track of the utilization state of every available path for a given IE pair. <text:s/>As a result, the agent associated with an IE pair, send frequently a a packet to probe the path.</text:p>
      <text:p text:style-name="P3"/>
      <text:p text:style-name="P3">TEXCP is a dynamic and distributed TE protocol that set over existing infrastructure (typically MPLS network) . It aims optimizing network utilization using path diversity in networks. It is not itself a routing system, but it sets over existing infrastructures and control how the flows are distributed over the available paths. T</text:p>
      <text:p text:style-name="P3"/>
      <text:p text:style-name="P3">TEXCP is a dynamic method, that's mean it does</text:p>
      <text:p text:style-name="P3">TEXCP is a dynamic TE method that tries to take advantage from path diversity in networks ( in particular an MPLS network) to optimise utilization. TEXCP suggests a way on how to distribute flows over the available paths in order to realize the desired performance optimization. TEXCP is not itself a routing protocol but it set on the top of <text:s/>existing MPLS infrastructure, and they are called though Traffic Engineering protocols. TEXCP uses the routing layer to control the network toward it optimization objective. The dynamic nature of TEXCP will allows all the limitations related with offline static approaches that we've seen in the previous sectio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0T13:15:18</meta:creation-date>
    <dc:date>2010-08-30T22:49:12</dc:date>
    <dc:creator>Imad GRANDI</dc:creator>
    <meta:editing-duration>PT13H41M15S</meta:editing-duration>
    <meta:editing-cycles>36</meta:editing-cycles>
    <meta:generator>OpenOffice.org/3.2$Linux OpenOffice.org_project/320m12$Build-9483</meta:generator>
    <meta:document-statistic meta:table-count="0" meta:image-count="0" meta:object-count="0" meta:page-count="5" meta:paragraph-count="59" meta:word-count="1878" meta:character-count="11058"/>
  </office:meta>
</office:document-meta>
</file>